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choice2</text:p>
          </table:table-cell>
          <table:table-cell table:style-name="Default" office:value-type="string" calcext:value-type="string">
            <text:p>choice3</text:p>
          </table:table-cell>
          <table:table-cell table:style-name="Default" office:value-type="string" calcext:value-type="string">
            <text:p>choice4</text:p>
          </table:table-cell>
          <table:table-cell table:style-name="Default" office:value-type="string" calcext:value-type="string">
            <text:p>minus</text:p>
          </table:table-cell>
          <table:table-cell table:style-name="Default"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choic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N1 (GeV) (signed)</text:p>
          </table:table-cell>
          <table:table-cell table:style-name="Default" office:value-type="float" office:value="-195" calcext:value-type="float">
            <text:p>-195</text:p>
          </table:table-cell>
          <table:table-cell table:style-name="Default" office:value-type="float" office:value="195" calcext:value-type="float">
            <text:p>195</text:p>
          </table:table-cell>
          <table:table-cell table:number-columns-repeated="2" table:style-name="Default" office:value-type="float" office:value="-195" calcext:value-type="float">
            <text:p>-195</text:p>
          </table:table-cell>
          <table:table-cell table:style-name="Default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mN2 (GeV) (signed)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-200" calcext:value-type="float">
            <text:p>-200</text:p>
          </table:table-cell>
          <table:table-cell table:number-columns-repeated="3" table:style-name="Default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C1 (GeV)</text:p>
          </table:table-cell>
          <table:table-cell table:number-columns-repeated="5" table:style-name="Default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C2 (GeV)</text:p>
          </table:table-cell>
          <table:table-cell table:number-columns-repeated="2" table:style-name="Default" office:value-type="float" office:value="400" calcext:value-type="float">
            <text:p>400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2" table:style-name="Default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1/N2 parity</text:p>
          </table:table-cell>
          <table:table-cell table:number-columns-repeated="4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</table:table-row>
        <table:table-row table:style-name="ro1">
          <table:table-cell office:value-type="string" calcext:value-type="string">
            <text:p>Type of C1</text:p>
          </table:table-cell>
          <table:table-cell table:style-name="Default" office:value-type="string" calcext:value-type="string">
            <text:p>Wino</text:p>
          </table:table-cell>
          <table:table-cell table:style-name="Default" office:value-type="string" calcext:value-type="string">
            <text:p>Higgsino</text:p>
          </table:table-cell>
          <table:table-cell table:style-name="Default" office:value-type="string" calcext:value-type="string">
            <text:p>Wino</text:p>
          </table:table-cell>
          <table:table-cell table:style-name="Default" office:value-type="string" calcext:value-type="string">
            <text:p>Higgsino</text:p>
          </table:table-cell>
          <table:table-cell table:style-name="Default" office:value-type="string" calcext:value-type="string">
            <text:p>Wino</text:p>
          </table:table-cell>
        </table:table-row>
        <table:table-row table:style-name="ro1">
          <table:table-cell office:value-type="string" calcext:value-type="string">
            <text:p>Width (GeV)</text:p>
          </table:table-cell>
          <table:table-cell office:value-type="float" office:value="0.00000000000770500283" calcext:value-type="float">
            <text:p>7.71E-12</text:p>
          </table:table-cell>
          <table:table-cell office:value-type="float" office:value="0.0000000460553108" calcext:value-type="float">
            <text:p>4.61E-08</text:p>
          </table:table-cell>
          <table:table-cell office:value-type="float" office:value="0.000000000000199976947" calcext:value-type="float">
            <text:p>2.00E-13</text:p>
          </table:table-cell>
          <table:table-cell office:value-type="float" office:value="0.00000000088916763" calcext:value-type="float">
            <text:p>8.89E-10</text:p>
          </table:table-cell>
          <table:table-cell office:value-type="float" office:value="0.0000000000396019019" calcext:value-type="float">
            <text:p>3.96E-11</text:p>
          </table:table-cell>
        </table:table-row>
        <table:table-row table:style-name="ro1">
          <table:table-cell office:value-type="string" calcext:value-type="string">
            <text:p>photon BR</text:p>
          </table:table-cell>
          <table:table-cell office:value-type="float" office:value="0.0792095988" calcext:value-type="float">
            <text:p>7.92E-02</text:p>
          </table:table-cell>
          <table:table-cell office:value-type="float" office:value="0.95720293" calcext:value-type="float">
            <text:p>9.57E-01</text:p>
          </table:table-cell>
          <table:table-cell office:value-type="float" office:value="0.484240849" calcext:value-type="float">
            <text:p>4.84E-01</text:p>
          </table:table-cell>
          <table:table-cell office:value-type="float" office:value="0.0318138625" calcext:value-type="float">
            <text:p>3.18E-02</text:p>
          </table:table-cell>
          <table:table-cell office:value-type="float" office:value="0.824041556" calcext:value-type="float">
            <text:p>8.24E-01</text:p>
          </table:table-cell>
        </table:table-row>
        <table:table-row table:style-name="ro1">
          <table:table-cell office:value-type="string" calcext:value-type="string">
            <text:p>u ubar BR</text:p>
          </table:table-cell>
          <table:table-cell office:value-type="float" office:value="0.141308275" calcext:value-type="float">
            <text:p>1.41E-01</text:p>
          </table:table-cell>
          <table:table-cell office:value-type="float" office:value="0.00652053245" calcext:value-type="float">
            <text:p>6.52E-03</text:p>
          </table:table-cell>
          <table:table-cell office:value-type="float" office:value="0.0824917548" calcext:value-type="float">
            <text:p>8.25E-02</text:p>
          </table:table-cell>
          <table:table-cell office:value-type="float" office:value="0.147592775" calcext:value-type="float">
            <text:p>1.48E-01</text:p>
          </table:table-cell>
          <table:table-cell office:value-type="float" office:value="0.0291616854" calcext:value-type="float">
            <text:p>2.92E-02</text:p>
          </table:table-cell>
        </table:table-row>
        <table:table-row table:style-name="ro1">
          <table:table-cell office:value-type="string" calcext:value-type="string">
            <text:p>d dbar</text:p>
          </table:table-cell>
          <table:table-cell office:value-type="float" office:value="0.182495245" calcext:value-type="float">
            <text:p>1.82E-01</text:p>
          </table:table-cell>
          <table:table-cell office:value-type="float" office:value="0.00844832946" calcext:value-type="float">
            <text:p>8.45E-03</text:p>
          </table:table-cell>
          <table:table-cell office:value-type="float" office:value="0.106338979" calcext:value-type="float">
            <text:p>1.06E-01</text:p>
          </table:table-cell>
          <table:table-cell office:value-type="float" office:value="0.191115517" calcext:value-type="float">
            <text:p>1.91E-01</text:p>
          </table:table-cell>
          <table:table-cell office:value-type="float" office:value="0.0365499772" calcext:value-type="float">
            <text:p>3.65E-02</text:p>
          </table:table-cell>
        </table:table-row>
        <table:table-row table:style-name="ro1">
          <table:table-cell office:value-type="string" calcext:value-type="string">
            <text:p>c cbar</text:p>
          </table:table-cell>
          <table:table-cell office:value-type="float" office:value="0.0743006532" calcext:value-type="float">
            <text:p>7.43E-02</text:p>
          </table:table-cell>
          <table:table-cell office:value-type="float" office:value="0.00342957764" calcext:value-type="float">
            <text:p>3.43E-03</text:p>
          </table:table-cell>
          <table:table-cell office:value-type="float" office:value="0.0432313029" calcext:value-type="float">
            <text:p>4.32E-02</text:p>
          </table:table-cell>
          <table:table-cell office:value-type="float" office:value="0.0776233779" calcext:value-type="float">
            <text:p>7.76E-02</text:p>
          </table:table-cell>
          <table:table-cell office:value-type="float" office:value="0.0088810981" calcext:value-type="float">
            <text:p>8.88E-03</text:p>
          </table:table-cell>
        </table:table-row>
        <table:table-row table:style-name="ro1">
          <table:table-cell office:value-type="string" calcext:value-type="string">
            <text:p>s sbar</text:p>
          </table:table-cell>
          <table:table-cell office:value-type="float" office:value="0.180396169" calcext:value-type="float">
            <text:p>1.80E-01</text:p>
          </table:table-cell>
          <table:table-cell office:value-type="float" office:value="0.00834943658" calcext:value-type="float">
            <text:p>8.35E-03</text:p>
          </table:table-cell>
          <table:table-cell office:value-type="float" office:value="0.105016338" calcext:value-type="float">
            <text:p>1.05E-01</text:p>
          </table:table-cell>
          <table:table-cell office:value-type="float" office:value="0.188881999" calcext:value-type="float">
            <text:p>1.89E-01</text:p>
          </table:table-cell>
          <table:table-cell office:value-type="float" office:value="0.035936341" calcext:value-type="float">
            <text:p>3.59E-02</text:p>
          </table:table-cell>
        </table:table-row>
        <table:table-row table:style-name="ro1">
          <table:table-cell office:value-type="string" calcext:value-type="string">
            <text:p>e+ e-</text:p>
          </table:table-cell>
          <table:table-cell office:value-type="float" office:value="0.0411716085" calcext:value-type="float">
            <text:p>4.12E-02</text:p>
          </table:table-cell>
          <table:table-cell office:value-type="float" office:value="0.00193271572" calcext:value-type="float">
            <text:p>1.93E-03</text:p>
          </table:table-cell>
          <table:table-cell office:value-type="float" office:value="0.0215894212" calcext:value-type="float">
            <text:p>2.16E-02</text:p>
          </table:table-cell>
          <table:table-cell office:value-type="float" office:value="0.043703537" calcext:value-type="float">
            <text:p>4.37E-02</text:p>
          </table:table-cell>
          <table:table-cell office:value-type="float" office:value="0.00807817982" calcext:value-type="float">
            <text:p>8.08E-03</text:p>
          </table:table-cell>
        </table:table-row>
        <table:table-row table:style-name="ro1">
          <table:table-cell office:value-type="string" calcext:value-type="string">
            <text:p>mu+ mu-</text:p>
          </table:table-cell>
          <table:table-cell office:value-type="float" office:value="0.041080131" calcext:value-type="float">
            <text:p>4.11E-02</text:p>
          </table:table-cell>
          <table:table-cell office:value-type="float" office:value="0.00192835658" calcext:value-type="float">
            <text:p>1.93E-03</text:p>
          </table:table-cell>
          <table:table-cell office:value-type="float" office:value="0.0215385502" calcext:value-type="float">
            <text:p>2.15E-02</text:p>
          </table:table-cell>
          <table:table-cell office:value-type="float" office:value="0.0436051018" calcext:value-type="float">
            <text:p>4.36E-02</text:p>
          </table:table-cell>
          <table:table-cell office:value-type="float" office:value="0.00802451839" calcext:value-type="float">
            <text:p>8.02E-03</text:p>
          </table:table-cell>
        </table:table-row>
        <table:table-row table:style-name="ro1">
          <table:table-cell office:value-type="string" calcext:value-type="string">
            <text:p>tau+ tau-</text:p>
          </table:table-cell>
          <table:table-cell office:value-type="float" office:value="0.013021463" calcext:value-type="float">
            <text:p>1.30E-02</text:p>
          </table:table-cell>
          <table:table-cell office:value-type="float" office:value="0.000602025597" calcext:value-type="float">
            <text:p>6.02E-04</text:p>
          </table:table-cell>
          <table:table-cell office:value-type="float" office:value="0.00628389175" calcext:value-type="float">
            <text:p>6.28E-03</text:p>
          </table:table-cell>
          <table:table-cell office:value-type="float" office:value="0.0136339016" calcext:value-type="float">
            <text:p>1.36E-02</text:p>
          </table:table-cell>
          <table:table-cell office:value-type="float" office:value="0.000805096976" calcext:value-type="float">
            <text:p>8.05E-04</text:p>
          </table:table-cell>
        </table:table-row>
        <table:table-row table:style-name="ro1">
          <table:table-cell office:value-type="string" calcext:value-type="string">
            <text:p>v_e v_ebar</text:p>
          </table:table-cell>
          <table:table-cell office:value-type="float" office:value="0.0823710138" calcext:value-type="float">
            <text:p>8.24E-02</text:p>
          </table:table-cell>
          <table:table-cell office:value-type="float" office:value="0.00386203534" calcext:value-type="float">
            <text:p>3.86E-03</text:p>
          </table:table-cell>
          <table:table-cell office:value-type="float" office:value="0.0432469232" calcext:value-type="float">
            <text:p>4.32E-02</text:p>
          </table:table-cell>
          <table:table-cell office:value-type="float" office:value="0.0873440216" calcext:value-type="float">
            <text:p>8.73E-02</text:p>
          </table:table-cell>
          <table:table-cell office:value-type="float" office:value="0.0161866971" calcext:value-type="float">
            <text:p>1.62E-02</text:p>
          </table:table-cell>
        </table:table-row>
        <table:table-row table:style-name="ro1">
          <table:table-cell office:value-type="string" calcext:value-type="string">
            <text:p>v_m v_mbar</text:p>
          </table:table-cell>
          <table:table-cell office:value-type="float" office:value="0.0823710138" calcext:value-type="float">
            <text:p>8.24E-02</text:p>
          </table:table-cell>
          <table:table-cell office:value-type="float" office:value="0.00386203534" calcext:value-type="float">
            <text:p>3.86E-03</text:p>
          </table:table-cell>
          <table:table-cell office:value-type="float" office:value="0.0432469232" calcext:value-type="float">
            <text:p>4.32E-02</text:p>
          </table:table-cell>
          <table:table-cell office:value-type="float" office:value="0.0873440216" calcext:value-type="float">
            <text:p>8.73E-02</text:p>
          </table:table-cell>
          <table:table-cell office:value-type="float" office:value="0.0161866971" calcext:value-type="float">
            <text:p>1.62E-02</text:p>
          </table:table-cell>
        </table:table-row>
        <table:table-row table:style-name="ro1">
          <table:table-cell office:value-type="string" calcext:value-type="string">
            <text:p>v_t v_tbar</text:p>
          </table:table-cell>
          <table:table-cell office:value-type="float" office:value="0.0822748282" calcext:value-type="float">
            <text:p>8.23E-02</text:p>
          </table:table-cell>
          <table:table-cell office:value-type="float" office:value="0.00386202563" calcext:value-type="float">
            <text:p>3.86E-03</text:p>
          </table:table-cell>
          <table:table-cell office:value-type="float" office:value="0.0427750663" calcext:value-type="float">
            <text:p>4.28E-02</text:p>
          </table:table-cell>
          <table:table-cell office:value-type="float" office:value="0.0873418843" calcext:value-type="float">
            <text:p>8.73E-02</text:p>
          </table:table-cell>
          <table:table-cell office:value-type="float" office:value="0.0161481533" calcext:value-type="float">
            <text:p>1.61E-02</text:p>
          </table:table-cell>
        </table:table-row>
        <table:table-row table:style-name="ro1">
          <table:table-cell office:value-type="string" calcext:value-type="string">
            <text:p>Di-fermion BR</text:p>
          </table:table-cell>
          <table:table-cell table:formula="of:=SUM([.B11:.B20])" office:value-type="float" office:value="0.9207904005" calcext:value-type="float">
            <text:p>9.21E-01</text:p>
          </table:table-cell>
          <table:table-cell table:formula="of:=SUM([.C11:.C20])" office:value-type="float" office:value="0.042797070337" calcext:value-type="float">
            <text:p>4.28E-02</text:p>
          </table:table-cell>
          <table:table-cell table:formula="of:=SUM([.D11:.D20])" office:value-type="float" office:value="0.51575915055" calcext:value-type="float">
            <text:p>5.16E-01</text:p>
          </table:table-cell>
          <table:table-cell table:formula="of:=SUM([.E11:.E20])" office:value-type="float" office:value="0.9681861368" calcext:value-type="float">
            <text:p>9.68E-01</text:p>
          </table:table-cell>
          <table:table-cell table:formula="of:=SUM([.F11:.F20])" office:value-type="float" office:value="0.175958444386" calcext:value-type="float">
            <text:p>1.76E-01</text:p>
          </table:table-cell>
        </table:table-row>
        <table:table-row table:style-name="ro1">
          <table:table-cell office:value-type="string" calcext:value-type="string">
            <text:p>ee fraction of 2f</text:p>
          </table:table-cell>
          <table:table-cell table:style-name="ce2" table:formula="of:=[.B15]/[.B21]" office:value-type="float" office:value="0.0447133337593912" calcext:value-type="float">
            <text:p>0.0447</text:p>
          </table:table-cell>
          <table:table-cell table:style-name="ce2" table:formula="of:=[.C15]/[.C21]" office:value-type="float" office:value="0.0451600005509975" calcext:value-type="float">
            <text:p>0.0452</text:p>
          </table:table-cell>
          <table:table-cell table:style-name="ce2" table:formula="of:=[.D15]/[.D21]" office:value-type="float" office:value="0.0418595020116992" calcext:value-type="float">
            <text:p>0.0419</text:p>
          </table:table-cell>
          <table:table-cell table:style-name="ce2" table:formula="of:=[.E15]/[.E21]" office:value-type="float" office:value="0.0451396021269698" calcext:value-type="float">
            <text:p>0.0451</text:p>
          </table:table-cell>
          <table:table-cell table:style-name="ce2" table:formula="of:=[.F15]/[.F21]" office:value-type="float" office:value="0.0459095887565299" calcext:value-type="float">
            <text:p>0.0459</text:p>
          </table:table-cell>
        </table:table-row>
        <table:table-row table:style-name="ro1">
          <table:table-cell office:value-type="string" calcext:value-type="string">
            <text:p>mm fraction of 2f</text:p>
          </table:table-cell>
          <table:table-cell table:style-name="ce2" table:formula="of:=[.B16]/[.B21]" office:value-type="float" office:value="0.0446139870460129" calcext:value-type="float">
            <text:p>0.0446</text:p>
          </table:table-cell>
          <table:table-cell table:style-name="ce2" table:formula="of:=[.C16]/[.C21]" office:value-type="float" office:value="0.0450581445135241" calcext:value-type="float">
            <text:p>0.0451</text:p>
          </table:table-cell>
          <table:table-cell table:style-name="ce2" table:formula="of:=[.D16]/[.D21]" office:value-type="float" office:value="0.0417608687640956" calcext:value-type="float">
            <text:p>0.0418</text:p>
          </table:table-cell>
          <table:table-cell table:style-name="ce2" table:formula="of:=[.E16]/[.E21]" office:value-type="float" office:value="0.0450379324208477" calcext:value-type="float">
            <text:p>0.0450</text:p>
          </table:table-cell>
          <table:table-cell table:style-name="ce2" table:formula="of:=[.F16]/[.F21]" office:value-type="float" office:value="0.0456046222618144" calcext:value-type="float">
            <text:p>0.0456</text:p>
          </table:table-cell>
        </table:table-row>
        <table:table-row table:style-name="ro1">
          <table:table-cell office:value-type="string" calcext:value-type="string">
            <text:p>tautau fraction of 2f</text:p>
          </table:table-cell>
          <table:table-cell table:style-name="ce2" table:formula="of:=[.B17]/[.B21]" office:value-type="float" office:value="0.0141416146312225" calcext:value-type="float">
            <text:p>0.0141</text:p>
          </table:table-cell>
          <table:table-cell table:style-name="ce2" table:formula="of:=[.C17]/[.C21]" office:value-type="float" office:value="0.0140669815073655" calcext:value-type="float">
            <text:p>0.0141</text:p>
          </table:table-cell>
          <table:table-cell table:style-name="ce2" table:formula="of:=[.D17]/[.D21]" office:value-type="float" office:value="0.0121837717145666" calcext:value-type="float">
            <text:p>0.0122</text:p>
          </table:table-cell>
          <table:table-cell table:style-name="ce2" table:formula="of:=[.E17]/[.E21]" office:value-type="float" office:value="0.014081901280948" calcext:value-type="float">
            <text:p>0.0141</text:p>
          </table:table-cell>
          <table:table-cell table:style-name="ce2" table:formula="of:=[.F17]/[.F21]" office:value-type="float" office:value="0.00457549496308264" calcext:value-type="float">
            <text:p>0.0046</text:p>
          </table:table-cell>
        </table:table-row>
        <table:table-row table:style-name="ro1">
          <table:table-cell office:value-type="string" calcext:value-type="string">
            <text:p>u ubar fraction of 2f</text:p>
          </table:table-cell>
          <table:table-cell table:style-name="ce2" table:formula="of:=[.B11]/[.B21]" office:value-type="float" office:value="0.153464105320025" calcext:value-type="float">
            <text:p>0.1535</text:p>
          </table:table-cell>
          <table:table-cell table:style-name="ce2" table:formula="of:=[.C11]/[.C21]" office:value-type="float" office:value="0.15235931802469" calcext:value-type="float">
            <text:p>0.1524</text:p>
          </table:table-cell>
          <table:table-cell table:style-name="ce2" table:formula="of:=[.D11]/[.D21]" office:value-type="float" office:value="0.159942396973532" calcext:value-type="float">
            <text:p>0.1599</text:p>
          </table:table-cell>
          <table:table-cell table:style-name="ce2" table:formula="of:=[.E11]/[.E21]" office:value-type="float" office:value="0.152442561807192" calcext:value-type="float">
            <text:p>0.1524</text:p>
          </table:table-cell>
          <table:table-cell table:style-name="ce2" table:formula="of:=[.F11]/[.F21]" office:value-type="float" office:value="0.165730525191664" calcext:value-type="float">
            <text:p>0.1657</text:p>
          </table:table-cell>
        </table:table-row>
        <table:table-row table:style-name="ro1">
          <table:table-cell office:value-type="string" calcext:value-type="string">
            <text:p>d dbar fraction of 2f</text:p>
          </table:table-cell>
          <table:table-cell table:style-name="ce2" table:formula="of:=[.B12]/[.B21]" office:value-type="float" office:value="0.198194122029186" calcext:value-type="float">
            <text:p>0.1982</text:p>
          </table:table-cell>
          <table:table-cell table:style-name="ce2" table:formula="of:=[.C12]/[.C21]" office:value-type="float" office:value="0.197404387577811" calcext:value-type="float">
            <text:p>0.1974</text:p>
          </table:table-cell>
          <table:table-cell table:style-name="ce2" table:formula="of:=[.D12]/[.D21]" office:value-type="float" office:value="0.206179529508301" calcext:value-type="float">
            <text:p>0.2062</text:p>
          </table:table-cell>
          <table:table-cell table:style-name="ce2" table:formula="of:=[.E12]/[.E21]" office:value-type="float" office:value="0.197395428147386" calcext:value-type="float">
            <text:p>0.1974</text:p>
          </table:table-cell>
          <table:table-cell table:style-name="ce2" table:formula="of:=[.F12]/[.F21]" office:value-type="float" office:value="0.207719369920209" calcext:value-type="float">
            <text:p>0.2077</text:p>
          </table:table-cell>
        </table:table-row>
        <table:table-row table:style-name="ro1">
          <table:table-cell office:value-type="string" calcext:value-type="string">
            <text:p>c cbar fraction of 2f</text:p>
          </table:table-cell>
          <table:table-cell table:style-name="ce2" table:formula="of:=[.B13]/[.B21]" office:value-type="float" office:value="0.0806922543497998" calcext:value-type="float">
            <text:p>0.0807</text:p>
          </table:table-cell>
          <table:table-cell table:style-name="ce2" table:formula="of:=[.C13]/[.C21]" office:value-type="float" office:value="0.0801358039929891" calcext:value-type="float">
            <text:p>0.0801</text:p>
          </table:table-cell>
          <table:table-cell table:style-name="ce2" table:formula="of:=[.D13]/[.D21]" office:value-type="float" office:value="0.0838207191358575" calcext:value-type="float">
            <text:p>0.0838</text:p>
          </table:table-cell>
          <table:table-cell table:style-name="ce2" table:formula="of:=[.E13]/[.E21]" office:value-type="float" office:value="0.0801740233097707" calcext:value-type="float">
            <text:p>0.0802</text:p>
          </table:table-cell>
          <table:table-cell table:style-name="ce2" table:formula="of:=[.F13]/[.F21]" office:value-type="float" office:value="0.050472701841564" calcext:value-type="float">
            <text:p>0.0505</text:p>
          </table:table-cell>
        </table:table-row>
        <table:table-row table:style-name="ro1">
          <table:table-cell office:value-type="string" calcext:value-type="string">
            <text:p>s sbar fraction of 2f</text:p>
          </table:table-cell>
          <table:table-cell table:style-name="ce2" table:formula="of:=[.B14]/[.B21]" office:value-type="float" office:value="0.195914476195715" calcext:value-type="float">
            <text:p>0.1959</text:p>
          </table:table-cell>
          <table:table-cell table:style-name="ce2" table:formula="of:=[.C14]/[.C21]" office:value-type="float" office:value="0.195093648099121" calcext:value-type="float">
            <text:p>0.1951</text:p>
          </table:table-cell>
          <table:table-cell table:style-name="ce2" table:formula="of:=[.D14]/[.D21]" office:value-type="float" office:value="0.203615074765056" calcext:value-type="float">
            <text:p>0.2036</text:p>
          </table:table-cell>
          <table:table-cell table:style-name="ce2" table:formula="of:=[.E14]/[.E21]" office:value-type="float" office:value="0.19508851843746" calcext:value-type="float">
            <text:p>0.1951</text:p>
          </table:table-cell>
          <table:table-cell table:style-name="ce2" table:formula="of:=[.F14]/[.F21]" office:value-type="float" office:value="0.204231977188696" calcext:value-type="float">
            <text:p>0.2042</text:p>
          </table:table-cell>
        </table:table-row>
        <table:table-row table:style-name="ro1">
          <table:table-cell office:value-type="string" calcext:value-type="string">
            <text:p>q qbar fraction of 2f</text:p>
          </table:table-cell>
          <table:table-cell table:style-name="ce2" table:formula="of:=SUM([.B11:.B14])/[.B21]" office:value-type="float" office:value="0.628264957894726" calcext:value-type="float">
            <text:p>0.6283</text:p>
          </table:table-cell>
          <table:table-cell table:style-name="ce2" table:formula="of:=SUM([.C11:.C14])/[.C21]" office:value-type="float" office:value="0.624993157694611" calcext:value-type="float">
            <text:p>0.6250</text:p>
          </table:table-cell>
          <table:table-cell table:style-name="ce2" table:formula="of:=SUM([.D11:.D14])/[.D21]" office:value-type="float" office:value="0.653557720382747" calcext:value-type="float">
            <text:p>0.6536</text:p>
          </table:table-cell>
          <table:table-cell table:style-name="ce2" table:formula="of:=SUM([.E11:.E14])/[.E21]" office:value-type="float" office:value="0.625100531701809" calcext:value-type="float">
            <text:p>0.6251</text:p>
          </table:table-cell>
          <table:table-cell table:style-name="ce2" table:formula="of:=SUM([.F11:.F14])/[.F21]" office:value-type="float" office:value="0.628154574142133" calcext:value-type="float">
            <text:p>0.6282</text:p>
          </table:table-cell>
        </table:table-row>
        <table:table-row table:style-name="ro1">
          <table:table-cell office:value-type="string" calcext:value-type="string">
            <text:p>nu nubar fraction of 2f</text:p>
          </table:table-cell>
          <table:table-cell table:style-name="ce2" table:formula="of:=SUM([.B18:.B20])/[.B21]" office:value-type="float" office:value="0.268266106668648" calcext:value-type="float">
            <text:p>0.2683</text:p>
          </table:table-cell>
          <table:table-cell table:style-name="ce2" table:formula="of:=SUM([.C18:.C20])/[.C21]" office:value-type="float" office:value="0.270721715733502" calcext:value-type="float">
            <text:p>0.2707</text:p>
          </table:table-cell>
          <table:table-cell table:style-name="ce2" table:formula="of:=SUM([.D18:.D20])/[.D21]" office:value-type="float" office:value="0.250638137126892" calcext:value-type="float">
            <text:p>0.2506</text:p>
          </table:table-cell>
          <table:table-cell table:style-name="ce2" table:formula="of:=SUM([.E18:.E20])/[.E21]" office:value-type="float" office:value="0.270640032469426" calcext:value-type="float">
            <text:p>0.2706</text:p>
          </table:table-cell>
          <table:table-cell table:style-name="ce2" table:formula="of:=SUM([.F18:.F20])/[.F21]" office:value-type="float" office:value="0.27575571987644" calcext:value-type="float">
            <text:p>0.27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4:04:07.666477080</meta:creation-date>
    <dc:date>2020-11-20T14:36:40.558401807</dc:date>
    <meta:editing-duration>PT1M12S</meta:editing-duration>
    <meta:editing-cycles>1</meta:editing-cycles>
    <meta:document-statistic meta:table-count="1" meta:cell-count="180" meta:object-count="0"/>
    <meta:generator>LibreOffice/6.0.7.3$Linux_X86_64 LibreOffice_project/00m0$Build-3</meta:generator>
  </office:meta>
</office:document-meta>
</file>